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="" draw:marker-start-width="0.508cm" draw:marker-end="Short_20_line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start"/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color="#000000"/>
    </style:style>
    <style:style style:name="T2" style:family="text">
      <style:text-properties style:use-window-font-color="true"/>
    </style:style>
    <style:style style:name="T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2cm" svg:x="3.5cm" svg:y="1.8cm"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cm" svg:height="5.5cm" svg:x="3.5cm" svg:y="3.8cm">
          <text:p text:style-name="P2"><text:span text:style-name="T2"><text:s/></text:span><text:span text:style-name="T2">Vector()</text:span></text:p>
          <text:p text:style-name="P2"><text:span text:style-name="T2"><text:s/></text:span><text:span text:style-name="T2">addElement(e:X)</text:span></text:p>
          <text:p text:style-name="P2"><text:span text:style-name="T2"><text:s/></text:span><text:span text:style-name="T2">getElementAt(position:int):X</text:span></text:p>
          <text:p text:style-name="P2"><text:span text:style-name="T2"><text:s/></text:span><text:span text:style-name="T2">getLength():int</text:span></text:p>
          <text:p text:style-name="P2"><text:span text:style-name="T2"><text:s/></text:span><text:span text:style-name="T2">toString():String</text:span></text:p>
          <text:p text:style-name="P2"><text:span text:style-name="T2">&lt;E&gt;genVectorPair(E e): Vector&lt;Pair&lt;X,E&gt;&gt;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5cm" svg:x="14.5cm" svg:y="1.3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3.5cm" svg:y="12.4cm">
          <text:p text:style-name="P1"><text:span text:style-name="T1">Vector&lt;String&gt;</text:span></text:p>
          <draw:enhanced-geometry svg:viewBox="0 0 21600 21600" draw:type="rectangle" draw:enhanced-path="M 0 0 L 21600 0 21600 21600 0 21600 0 0 Z N"/>
        </draw:custom-shape>
        <draw:line draw:style-name="gr3" draw:layer="layout" svg:x1="6.75cm" svg:y1="12.352cm" svg:x2="6.801cm" svg:y2="9.301cm">
          <text:p/>
        </draw:line>
        <draw:frame draw:style-name="gr4" draw:layer="layout" svg:width="5.794cm" svg:height="0.962cm" svg:x="0.8cm" svg:y="10.338cm">
          <draw:text-box>
            <text:p>&lt;&lt;bind&gt;&gt; X: String</text:p>
          </draw:text-box>
        </draw:frame>
        <draw:custom-shape draw:style-name="gr1" draw:text-style-name="P1" draw:layer="layout" svg:width="9cm" svg:height="2cm" svg:x="10.5cm" svg:y="12.401cm">
          <text:p text:style-name="P1"><text:span text:style-name="T1">Vector&lt;Pair&lt;String,Integer&gt;&gt;</text:span></text:p>
          <draw:enhanced-geometry svg:viewBox="0 0 21600 21600" draw:type="rectangle" draw:enhanced-path="M 0 0 L 21600 0 21600 21600 0 21600 0 0 Z N"/>
        </draw:custom-shape>
        <draw:line draw:style-name="gr3" draw:layer="layout" svg:x1="13.75cm" svg:y1="12.353cm" svg:x2="13.801cm" svg:y2="9.302cm">
          <text:p/>
        </draw:line>
        <draw:frame draw:style-name="gr4" draw:layer="layout" svg:width="9.815cm" svg:height="0.962cm" svg:x="14.456cm" svg:y="10.338cm">
          <draw:text-box>
            <text:p>&lt;&lt;bind&gt;&gt; X: Pair&lt;String,Integer&gt;</text:p>
          </draw:text-box>
        </draw:frame>
        <draw:custom-shape draw:style-name="gr1" draw:text-style-name="P1" draw:layer="layout" svg:width="6cm" svg:height="2cm" svg:x="7cm" svg:y="15.9cm">
          <text:p text:style-name="P1"><text:span text:style-name="T1">UseGenMet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cm" svg:height="2cm" svg:x="7cm" svg:y="17.9cm">
          <text:p text:style-name="P4"><text:span text:style-name="T3">main(s:String[]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15.9cm" svg:x2="8cm" svg:y2="14.4cm">
          <text:p/>
        </draw:line>
        <draw:line draw:style-name="gr5" draw:text-style-name="P3" draw:layer="layout" svg:x1="11.8cm" svg:y1="15.9cm" svg:x2="11.8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9S</meta:editing-duration>
    <meta:editing-cycles>11</meta:editing-cycles>
    <meta:generator>LibreOffice/3.6$Linux_X86_64 LibreOffice_project/360m1$Build-2</meta:generator>
    <dc:date>2013-08-15T00:42:48</dc:date>
    <meta:document-statistic meta:object-count="13"/>
  </office:meta>
</office:document-meta>
</file>